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077" officeooo:paragraph-rsid="00193077"/>
    </style:style>
    <style:style style:name="P2" style:family="paragraph" style:parent-style-name="Standard">
      <style:paragraph-properties fo:text-align="start" style:justify-single-word="false"/>
      <style:text-properties officeooo:rsid="00193077" officeooo:paragraph-rsid="001930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15 (CSS SCOPED)</text:p>
      <text:p text:style-name="P1"/>
      <text:p text:style-name="P1"/>
      <text:p text:style-name="P2"/>
      <text:p text:style-name="P2">CSS SKOPPED</text:p>
      <text:p text:style-name="P2"/>
      <text:p text:style-name="P2">What is Scopped ?</text:p>
      <text:p text:style-name="P2"/>
      <text:p text:style-name="P2">=&gt; Scopped holo amra nidistto page a jodi oi design ta i chai onno kono element er jonno chai na tahole scopped use korbo .</text:p>
      <text:p text:style-name="P2"/>
      <text:p text:style-name="P2"/>
      <text:p text:style-name="P2"/>
      <text:p text:style-name="P2">&lt;style scoped&gt;</text:p>
      <text:p text:style-name="P2">nav{</text:p>
      <text:p text:style-name="P2"><text:s text:c="4"/>text-align: center;</text:p>
      <text:p text:style-name="P2">}</text:p>
      <text:p text:style-name="P2">ul{</text:p>
      <text:p text:style-name="P2"><text:s text:c="4"/>padding: 0px;</text:p>
      <text:p text:style-name="P2">}</text:p>
      <text:p text:style-name="P2">ul&gt;li{</text:p>
      <text:p text:style-name="P2"><text:s text:c="4"/>list-style-type: none;</text:p>
      <text:p text:style-name="P2"><text:s text:c="4"/>display: inline-block;</text:p>
      <text:p text:style-name="P2"><text:s text:c="4"/>padding: 0 10px;</text:p>
      <text:p text:style-name="P2">}</text:p>
      <text:p text:style-name="P2">ul&gt;li&gt;a{</text:p>
      <text:p text:style-name="P2"><text:s text:c="4"/>text-decoration: none;</text:p>
      <text:p text:style-name="P2">}</text:p>
      <text:p text:style-name="P2"/>
      <text:p text:style-name="P2">&lt;/style&gt;</text:p>
      <text:p text:style-name="P2"/>
      <text:p text:style-name="P2">1. &lt;style scoped&gt; , Eivabe use korbo 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1:07:05.463232749</meta:creation-date>
    <dc:date>2020-04-19T21:08:05.848259019</dc:date>
    <meta:editing-duration>PT1M</meta:editing-duration>
    <meta:editing-cycles>1</meta:editing-cycles>
    <meta:document-statistic meta:table-count="0" meta:image-count="0" meta:object-count="0" meta:page-count="1" meta:paragraph-count="21" meta:word-count="66" meta:character-count="392" meta:non-whitespace-character-count="323"/>
    <meta:generator>LibreOffice/6.0.7.3$Linux_X86_64 LibreOffice_project/00m0$Build-3</meta:generator>
  </office:meta>
</office:document-meta>
</file>